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9b607" officeooo:paragraph-rsid="001cc25a"/>
    </style:style>
    <style:style style:name="P2" style:family="paragraph" style:parent-style-name="Heading_20_1">
      <style:paragraph-properties fo:text-align="start" style:justify-single-word="false"/>
      <style:text-properties officeooo:rsid="0019b607" officeooo:paragraph-rsid="001e5e38"/>
    </style:style>
    <style:style style:name="P3" style:family="paragraph" style:parent-style-name="Heading_20_1">
      <style:text-properties fo:language="en" fo:country="GB" officeooo:rsid="0019b607" officeooo:paragraph-rsid="001cc25a"/>
    </style:style>
    <style:style style:name="P4" style:family="paragraph" style:parent-style-name="Heading_20_1">
      <style:text-properties fo:language="en" fo:country="GB" officeooo:rsid="001e5e38" officeooo:paragraph-rsid="001f969c"/>
    </style:style>
    <style:style style:name="P5" style:family="paragraph" style:parent-style-name="Heading_20_1">
      <style:text-properties officeooo:rsid="001e5e38" officeooo:paragraph-rsid="001e5e38"/>
    </style:style>
    <style:style style:name="P6" style:family="paragraph" style:parent-style-name="Standard" style:list-style-name="WW8Num1">
      <style:paragraph-properties fo:text-align="justify" style:justify-single-word="false"/>
      <style:text-properties officeooo:paragraph-rsid="001cc25a"/>
    </style:style>
    <style:style style:name="P7" style:family="paragraph" style:parent-style-name="Standard" style:list-style-name="WW8Num1">
      <style:paragraph-properties fo:text-align="justify" style:justify-single-word="false"/>
      <style:text-properties officeooo:paragraph-rsid="001e5e38"/>
    </style:style>
    <style:style style:name="P8" style:family="paragraph" style:parent-style-name="Standard" style:list-style-name="WW8Num1">
      <style:paragraph-properties fo:text-align="justify" style:justify-single-word="false"/>
      <style:text-properties officeooo:paragraph-rsid="001f969c"/>
    </style:style>
    <style:style style:name="P9" style:family="paragraph" style:parent-style-name="Standard">
      <style:paragraph-properties fo:text-align="justify" style:justify-single-word="false"/>
      <style:text-properties officeooo:paragraph-rsid="001cc25a"/>
    </style:style>
    <style:style style:name="P10" style:family="paragraph" style:parent-style-name="Standard">
      <style:paragraph-properties fo:text-align="justify" style:justify-single-word="false"/>
      <style:text-properties officeooo:paragraph-rsid="001f969c"/>
    </style:style>
    <style:style style:name="P11" style:family="paragraph" style:parent-style-name="Standard">
      <style:paragraph-properties fo:text-align="start" style:justify-single-word="false"/>
      <style:text-properties officeooo:paragraph-rsid="001f969c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1f969c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rsid="002828e0" officeooo:paragraph-rsid="001f969c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cc25a"/>
    </style:style>
    <style:style style:name="P1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weight="bold" officeooo:paragraph-rsid="001cc25a" style:font-weight-asian="bold"/>
    </style:style>
    <style:style style:name="P16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language="en" fo:country="GB" officeooo:rsid="002828e0" officeooo:paragraph-rsid="001e5e38"/>
    </style:style>
    <style:style style:name="P17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officeooo:rsid="001aa33d" officeooo:paragraph-rsid="001f969c" style:font-weight-asian="bold" style:font-weight-complex="bold"/>
    </style:style>
    <style:style style:name="P18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officeooo:rsid="001aa33d" officeooo:paragraph-rsid="0021dc8b" style:font-weight-asian="bold" style:font-weight-complex="bold"/>
    </style:style>
    <style:style style:name="P19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officeooo:rsid="001c785a" officeooo:paragraph-rsid="0021dc8b" style:font-weight-asian="bold" style:font-weight-complex="bold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officeooo:rsid="00207c39" officeooo:paragraph-rsid="001f969c" style:font-weight-asian="bold" style:font-weight-complex="bold"/>
    </style:style>
    <style:style style:name="P21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officeooo:rsid="00223428" officeooo:paragraph-rsid="001f969c" style:font-weight-asian="bold" style:font-weight-complex="bold"/>
    </style:style>
    <style:style style:name="P22" style:family="paragraph" style:parent-style-name="Standard">
      <style:paragraph-properties fo:margin-left="1.249cm" fo:margin-right="0cm" fo:text-indent="0cm" style:auto-text-indent="false" fo:padding-left="0.141cm" fo:padding-right="0.141cm" fo:padding-top="0.035cm" fo:padding-bottom="0.035cm" fo:border="0.51pt solid #000000"/>
      <style:text-properties fo:font-weight="bold" officeooo:rsid="00252222" officeooo:paragraph-rsid="001f969c" style:font-weight-asian="bold" style:font-weight-complex="bold"/>
    </style:style>
    <style:style style:name="P23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officeooo:paragraph-rsid="001f969c" style:font-weight-asian="bold" style:font-weight-complex="bold"/>
    </style:style>
    <style:style style:name="P24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officeooo:rsid="0021dc8b" officeooo:paragraph-rsid="0021dc8b" style:font-weight-asian="bold" style:font-weight-complex="bold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language="en" fo:country="GB" fo:font-weight="bold" officeooo:rsid="001aa33d" officeooo:paragraph-rsid="001f969c" style:font-weight-asian="bold" style:font-weight-complex="bold"/>
    </style:style>
    <style:style style:name="P26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language="en" fo:country="GB" fo:font-weight="bold" officeooo:paragraph-rsid="001f969c" style:font-weight-asian="bold" style:font-weight-complex="bold"/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language="en" fo:country="GB" fo:font-weight="bold" officeooo:rsid="002115d3" officeooo:paragraph-rsid="002115d3" style:font-weight-asian="bold" style:font-weight-complex="bold"/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2pt" fo:font-weight="bold" officeooo:rsid="00219369" officeooo:paragraph-rsid="001f969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officeooo:paragraph-rsid="001f969c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388cm" fo:padding-top="0.035cm" fo:padding-bottom="0.035cm" fo:border="0.51pt solid #000000"/>
      <style:text-properties officeooo:paragraph-rsid="001f969c"/>
    </style:style>
    <style:style style:name="P31" style:family="paragraph" style:parent-style-name="Standard">
      <style:paragraph-properties fo:margin-left="1.249cm" fo:margin-right="0cm" fo:text-align="justify" style:justify-single-word="false" fo:text-indent="0cm" style:auto-text-indent="false" fo:padding-left="0.141cm" fo:padding-right="0.388cm" fo:padding-top="0.035cm" fo:padding-bottom="0.035cm" fo:border="0.51pt solid #000000"/>
      <style:text-properties fo:font-size="11pt" officeooo:paragraph-rsid="001f969c" style:font-size-asian="11pt" style:font-size-complex="11pt"/>
    </style:style>
    <style:style style:name="P32" style:family="paragraph" style:parent-style-name="Text_20_body_20_indent">
      <style:text-properties officeooo:rsid="001aa33d" officeooo:paragraph-rsid="001f969c"/>
    </style:style>
    <style:style style:name="P33" style:family="paragraph" style:parent-style-name="Text_20_body_20_indent">
      <style:text-properties officeooo:rsid="001aa33d" officeooo:paragraph-rsid="002115d3"/>
    </style:style>
    <style:style style:name="P34" style:family="paragraph" style:parent-style-name="Text_20_body_20_indent">
      <style:text-properties fo:language="en" fo:country="GB" officeooo:paragraph-rsid="001f969c"/>
    </style:style>
    <style:style style:name="P35" style:family="paragraph" style:parent-style-name="Text_20_body_20_indent">
      <style:paragraph-properties fo:text-align="start" style:justify-single-word="false"/>
      <style:text-properties officeooo:paragraph-rsid="001f969c"/>
    </style:style>
    <style:style style:name="P36" style:family="paragraph" style:parent-style-name="Text_20_body_20_indent">
      <style:text-properties officeooo:paragraph-rsid="001f969c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0d2a2"/>
    </style:style>
    <style:style style:name="T3" style:family="text">
      <style:text-properties fo:language="en" fo:country="GB" fo:font-weight="bold" officeooo:rsid="0025745c" style:font-weight-asian="bold" style:font-weight-complex="bold"/>
    </style:style>
    <style:style style:name="T4" style:family="text">
      <style:text-properties fo:language="en" fo:country="GB" fo:font-weight="bold" officeooo:rsid="00252222" style:font-weight-asian="bold" style:font-weight-complex="bold"/>
    </style:style>
    <style:style style:name="T5" style:family="text">
      <style:text-properties fo:language="en" fo:country="GB" fo:font-weight="bold" officeooo:rsid="0024448e" style:font-weight-asian="bold" style:font-weight-complex="bold"/>
    </style:style>
    <style:style style:name="T6" style:family="text">
      <style:text-properties officeooo:rsid="001e5e3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dc8b" style:font-style-asian="italic" style:font-style-complex="italic"/>
    </style:style>
    <style:style style:name="T9" style:family="text">
      <style:text-properties officeooo:rsid="001f969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7c39" style:font-weight-asian="bold" style:font-weight-complex="bold"/>
    </style:style>
    <style:style style:name="T13" style:family="text">
      <style:text-properties fo:font-weight="bold" officeooo:rsid="00222d77" style:font-weight-asian="bold" style:font-weight-complex="bold"/>
    </style:style>
    <style:style style:name="T14" style:family="text">
      <style:text-properties style:use-window-font-color="true" style:font-name="Times New Roman" fo:font-size="12pt" fo:language="es" fo:country="ES" fo:font-weight="bold" officeooo:rsid="00207c3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Times New Roman" fo:language="es" fo:country="ES" fo:font-weight="bold" officeooo:rsid="00207c39" style:font-name-asian="Times New Roman" style:font-weight-asian="bold" style:font-name-complex="Times New Roman" style:language-complex="ar" style:country-complex="SA" style:font-weight-complex="bold"/>
    </style:style>
    <style:style style:name="T17" style:family="text">
      <style:text-properties style:use-window-font-color="true" style:font-name="Times New Roman" fo:language="es" fo:country="ES" fo:font-weight="bold" officeooo:rsid="00222d77" style:font-name-asian="Times New Roman" style:font-weight-asian="bold" style:font-name-complex="Times New Roman" style:language-complex="ar" style:country-complex="SA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22d77" style:font-size-asian="12pt" style:font-size-complex="12pt"/>
    </style:style>
    <style:style style:name="T20" style:family="text">
      <style:text-properties officeooo:rsid="0025745c"/>
    </style:style>
    <style:style style:name="T21" style:family="text">
      <style:text-properties officeooo:rsid="002115d3"/>
    </style:style>
    <style:style style:name="T22" style:family="text">
      <style:text-properties officeooo:rsid="0021dc8b"/>
    </style:style>
    <style:style style:name="T23" style:family="text">
      <style:text-properties officeooo:rsid="00222d77"/>
    </style:style>
    <style:style style:name="T24" style:family="text">
      <style:text-properties officeooo:rsid="0023ce02"/>
    </style:style>
    <style:style style:name="T25" style:family="text">
      <style:text-properties officeooo:rsid="0024448e"/>
    </style:style>
    <style:style style:name="T26" style:family="text">
      <style:text-properties officeooo:rsid="0025fc8b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min-height="0.265cm" fo:min-width="0.104cm" fo:padding-top="0.229cm" fo:padding-bottom="0.229cm" fo:padding-left="0.441cm" fo:padding-right="0.441cm" fo:wrap-option="wrap" style:run-through="foreground"/>
    </style:style>
    <style:style style:name="gr3" style:family="graphic">
      <style:graphic-properties draw:stroke="solid" svg:stroke-width="0.026cm" svg:stroke-color="#000000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min-height="0cm" fo:min-width="0.109cm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~ = ruta completa del usuario actual</text:p>
      <text:p text:style-name="P14">~ = /home/<text:span text:style-name="T6">carlos</text:span></text:p>
      <text:p text:style-name="P14"/>
      <text:p text:style-name="P15">NOTA: todos los directorios y ficheros que creemos lo haremos en minúscula, ya que en Linux se distinguen tanto mayúsculas como minúsculas.</text:p>
      <text:p text:style-name="P15"/>
      <text:p text:style-name="P14"><text:s text:c="3"/>/home/<text:span text:style-name="T6">carlos</text:span><text:tab/><text:tab/></text:p>
      <text:p text:style-name="P14"><draw:g text:anchor-type="char" draw:z-index="0" draw:style-name="gr1"><draw:line draw:style-name="gr4" draw:text-style-name="P38" svg:x1="1.588cm" svg:y1="0.035cm" svg:x2="1.588cm" svg:y2="3.646cm"><text:p/></draw:line><draw:line draw:style-name="gr4" draw:text-style-name="P38" svg:x1="1.588cm" svg:y1="0.275cm" svg:x2="2.438cm" svg:y2="0.275cm"><text:p/></draw:line><draw:line draw:style-name="gr4" draw:text-style-name="P38" svg:x1="1.588cm" svg:y1="0.695cm" svg:x2="2.438cm" svg:y2="0.695cm"><text:p/></draw:line><draw:line draw:style-name="gr4" draw:text-style-name="P38" svg:x1="1.588cm" svg:y1="1.226cm" svg:x2="2.438cm" svg:y2="1.226cm"><text:p/></draw:line><draw:line draw:style-name="gr4" draw:text-style-name="P38" svg:x1="1.588cm" svg:y1="3.662cm" svg:x2="2.438cm" svg:y2="3.662cm"><text:p/></draw:line></draw:g><text:tab/>PRINCIP</text:p>
      <text:p text:style-name="P14"><text:tab/>DATOS</text:p>
      <text:p text:style-name="P14"><text:tab/>C</text:p>
      <text:p text:style-name="P14"><draw:g text:anchor-type="char" draw:z-index="1" draw:style-name="gr1"><draw:custom-shape draw:style-name="gr2" draw:text-style-name="P37" svg:width="0.987cm" svg:height="0.724cm" svg:x="2.647cm" svg:y="0.004cm"><text:p/><draw:enhanced-geometry svg:viewBox="0 0 559 410" draw:type="non-primitive" draw:enhanced-path="M 0 0 L 0 410 559 410 N"/></draw:custom-shape><draw:custom-shape draw:style-name="gr3" draw:text-style-name="P37" svg:width="0.992cm" svg:height="0.006cm" svg:x="2.642cm" svg:y="0.254cm"><text:p/><draw:enhanced-geometry svg:viewBox="0 0 562 3" draw:type="non-primitive" draw:enhanced-path="M 0 3 L 562 0 N"/></draw:custom-shape></draw:g><text:tab/><text:tab/>PROGRAMA</text:p>
      <text:p text:style-name="P14"><text:tab/><text:tab/>EJERCICI</text:p>
      <text:p text:style-name="P14"><draw:g text:anchor-type="char" draw:z-index="2" draw:style-name="gr1"><draw:custom-shape draw:style-name="gr2" draw:text-style-name="P37" svg:width="0.987cm" svg:height="0.724cm" svg:x="3.881cm" svg:y="0.034cm"><text:p/><draw:enhanced-geometry svg:viewBox="0 0 559 410" draw:type="non-primitive" draw:enhanced-path="M 0 0 L 0 410 559 410 N"/></draw:custom-shape><draw:custom-shape draw:style-name="gr3" draw:text-style-name="P37" svg:width="0.992cm" svg:height="0.006cm" svg:x="3.895cm" svg:y="0.284cm"><text:p/><draw:enhanced-geometry svg:viewBox="0 0 562 3" draw:type="non-primitive" draw:enhanced-path="M 0 3 L 562 0 N"/></draw:custom-shape></draw:g><text:tab/><text:tab/><text:tab/>NUEVOS</text:p>
      <text:p text:style-name="P14"><text:tab/><text:tab/><text:tab/>REVISADO</text:p>
      <text:p text:style-name="P14"><text:tab/>RESULT</text:p>
      <text:p text:style-name="P14"/>
      <text:p text:style-name="P14"/>
      <text:list xml:id="list1758032700" text:style-name="WW8Num1">
        <text:list-item>
          <text:p text:style-name="P6">Crear los directorios PRINCIP, DATOS y C desde el directorio /home/lliurex <text:s/>(directorio de cada usuario) (ruta relativa).</text:p>
        </text:list-item>
      </text:list>
      <text:h text:style-name="P5" text:outline-level="1">cd /home/carlos</text:h>
      <text:h text:style-name="P1" text:outline-level="1">mkdir PRINCIP <text:tab/>mkdir DATOS <text:tab/>mkdir C</text:h>
      <text:p text:style-name="P9"/>
      <text:list xml:id="list193229183756531" text:continue-numbering="true" text:style-name="WW8Num1">
        <text:list-item>
          <text:p text:style-name="P6">Cambiar al directorio PRINCIP. Crear el directorio RESULT utilizando la trayectoria absoluta.</text:p>
        </text:list-item>
      </text:list>
      <text:h text:style-name="P4" text:outline-level="1">cd /home/carlos/<text:span text:style-name="T9">PRINCIP</text:span></text:h>
      <text:h text:style-name="P3" text:outline-level="1">mkdir /home/c<text:span text:style-name="T6">arlos</text:span>/RESULT</text:h>
      <text:list xml:id="list193228475746566" text:continue-numbering="true" text:style-name="WW8Num1">
        <text:list-header>
          <text:p text:style-name="P7"/>
        </text:list-header>
        <text:list-item>
          <text:p text:style-name="P7">Utilizando la trayectoria absoluta, crear los directorios PROGRAMA y EJERCICI.</text:p>
        </text:list-item>
      </text:list>
      <text:h text:style-name="P2" text:outline-level="1">mkdir <text:span text:style-name="T1">/home/c</text:span><text:span text:style-name="T2">arlos/</text:span><text:span text:style-name="T1">C/</text:span>PROGRAMA <text:s/><text:tab/></text:h>
      <text:h text:style-name="P2" text:outline-level="1">mkdir <text:span text:style-name="T1">/home/</text:span><text:span text:style-name="T2">carlos</text:span><text:span text:style-name="T1">/C/</text:span>EJERCICI</text:h>
      <text:p text:style-name="P16"/>
      <text:p text:style-name="P11"/>
      <text:list xml:id="list193229193911114" text:continue-numbering="true" text:style-name="WW8Num1">
        <text:list-item>
          <text:p text:style-name="P8">En el directorio EJERCICI, utilizando la trayectoria relativa, crear el resto de directorios.</text:p>
        </text:list-item>
      </text:list>
      <text:p text:style-name="P33"><text:span text:style-name="T21">c</text:span>d /EJERCICI/ <text:tab/></text:p>
      <text:p text:style-name="P33">./mkdir nuevos<text:tab/><text:tab/></text:p>
      <text:p text:style-name="P32">./mkdir revisado</text:p>
      <text:p text:style-name="P10"/>
      <text:list xml:id="list193228184677485" text:continue-numbering="true" text:style-name="WW8Num1">
        <text:list-item>
          <text:p text:style-name="P8">Borrar el directorio EJERCICI situado desde el directorio PROGRAMA. Utilizar la trayectoria absoluta y en una sola orden.</text:p>
        </text:list-item>
      </text:list>
      <text:p text:style-name="P17">rm -<text:span text:style-name="T21">rf</text:span> /<text:span text:style-name="T21">home/carlos/</text:span>C/EJERCICI</text:p>
      <text:p text:style-name="P10"/>
      <text:list xml:id="list193229519645877" text:continue-numbering="true" text:style-name="WW8Num1">
        <text:list-item>
          <text:p text:style-name="P8">Crear, dentro del directorio RESULT, dos directorios: HOME_DAT y HOME_BAK.</text:p>
        </text:list-item>
      </text:list>
      <text:p text:style-name="P27">cd /<text:span text:style-name="T7">home</text:span>/carlos/RESULT</text:p>
      <text:p text:style-name="P25">mkdir HOME_DAT</text:p>
      <text:p text:style-name="P25">mkdir HOME_BAK</text:p>
      <text:p text:style-name="P12"/>
      <text:list xml:id="list193229438615787" text:continue-numbering="true" text:style-name="WW8Num1">
        <text:list-item>
          <text:p text:style-name="P8">Crear, en el directorio de nuestro usuario, el fichero TEXTO cuyo contenido sea la sintaxis de la orden CP.</text:p>
        </text:list-item>
      </text:list>
      <text:p text:style-name="P18"><text:span text:style-name="T22">cd /</text:span><text:span text:style-name="T8">home/carlos/</text:span></text:p>
      <text:p text:style-name="P18"><text:span text:style-name="T22">m</text:span>an cp <text:s/>&gt; TEXTO</text:p>
      <text:p text:style-name="P10"/>
      <text:list xml:id="list193229988588346" text:continue-numbering="true" text:style-name="WW8Num1">
        <text:list-item>
          <text:p text:style-name="P8"><text:soft-page-break/>En el directorio PROGRAMA crear tres ficheros: TEXTO.TXT, TEXTO.BAK y TEXTO1.BAS. El contenido de cada uno de ellos será la sintaxis de las órdenes <text:span text:style-name="T22">LS</text:span>, MKDIR y RM.</text:p>
        </text:list-item>
      </text:list>
      <text:p text:style-name="P24">cd /<text:span text:style-name="T7">home</text:span>/carlos/C/PROGRAMA</text:p>
      <text:p text:style-name="P19">man <text:span text:style-name="T22">ls &gt;TEXTO.TXT </text:span></text:p>
      <text:p text:style-name="P19">man mkdir &gt; TEXTO.<text:span text:style-name="T22">BAK</text:span></text:p>
      <text:p text:style-name="P19">man rm &gt; TEXTO1.<text:span text:style-name="T22">BAS</text:span></text:p>
      <text:p text:style-name="P10"/>
      <text:list xml:id="list193228987541975" text:continue-numbering="true" text:style-name="WW8Num1">
        <text:list-item>
          <text:p text:style-name="P8">Nos situamos en el directorio DATOS. Copiar los archivos cuyo nombre empiezan por TEX y cuyos dos primeros caracteres de la extensión sea BA del directorio PROGRAMA al directorio RESULT.</text:p>
        </text:list-item>
      </text:list>
      <text:p text:style-name="P30"><text:span text:style-name="T12">cd /home/</text:span><text:span text:style-name="T13">carlos</text:span><text:span text:style-name="T12">/</text:span><text:span text:style-name="T14">DATOS</text:span><text:span text:style-name="T12">/</text:span></text:p>
      <text:p text:style-name="P31"><text:span text:style-name="T11">cp /home/c</text:span><text:span text:style-name="T13">arlos</text:span><text:span text:style-name="T11">/C/PROGRAMA/TEX*.</text:span><text:span text:style-name="T17">BA</text:span><text:span text:style-name="T11">? <text:s/>/home/</text:span><text:span text:style-name="T13">carlos</text:span><text:span text:style-name="T11">/</text:span><text:span text:style-name="T16">PRINCIP/</text:span><text:span text:style-name="T12">RESULT</text:span></text:p>
      <text:p text:style-name="P10"/>
      <text:list xml:id="list193228792333072" text:continue-numbering="true" text:style-name="WW8Num1">
        <text:list-item>
          <text:p text:style-name="P8">Renombrar en el directorio RESULT, el fichero TEXTO1.BAS por TEXTO1.BAK.</text:p>
        </text:list-item>
      </text:list>
      <text:p text:style-name="P20">cd <text:span text:style-name="T18">/home/c</text:span><text:span text:style-name="T19">arlos</text:span><text:span text:style-name="T18">/</text:span><text:span text:style-name="T15">PRINCIP/</text:span><text:span text:style-name="T18">RESULT </text:span></text:p>
      <text:p text:style-name="P28">mv TEXTO1.<text:span text:style-name="T23">BAS</text:span> TEXTO1.<text:span text:style-name="T23">BAK</text:span></text:p>
      <text:p text:style-name="P10"/>
      <text:list xml:id="list193229496042032" text:continue-numbering="true" text:style-name="WW8Num1">
        <text:list-item>
          <text:p text:style-name="P8">Copiar todos los archivos del directorio RESULT al directorio de nuestro usuario.</text:p>
        </text:list-item>
      </text:list>
      <text:p text:style-name="P21"><text:span text:style-name="T23">cp -r</text:span> ./*.* /home/c<text:span text:style-name="T23">arlos</text:span>/</text:p>
      <text:p text:style-name="P10"/>
      <text:list xml:id="list193228844022528" text:continue-numbering="true" text:style-name="WW8Num1">
        <text:list-item>
          <text:p text:style-name="P8">Cambiar el nombre del directorio DATOS por el de DATOS_DAT.</text:p>
        </text:list-item>
      </text:list>
      <text:p text:style-name="P21">mv DATOS/ <text:s/>DATOS_DAT/</text:p>
      <text:p text:style-name="P10"/>
      <text:list xml:id="list193228637052880" text:continue-numbering="true" text:style-name="WW8Num1">
        <text:list-item>
          <text:p text:style-name="P8">Desde el directorio de nuestro usuario, renombrar el fichero TEXTO.TXT del directorio PROGRAMA por el nombre TEXTO.BAS.</text:p>
        </text:list-item>
      </text:list>
      <text:p text:style-name="P22">mv ./C/PROGRAMA/TEXTO.<text:span text:style-name="T23">TXT</text:span> <text:s/>./C/PROGRAMA/TEXTO.<text:span text:style-name="T23">BAS</text:span></text:p>
      <text:p text:style-name="P10"/>
      <text:list xml:id="list193228887713895" text:continue-numbering="true" text:style-name="WW8Num1">
        <text:list-item>
          <text:p text:style-name="P8">Copiar el directorio C incluyendo todos los ficheros y directorios dentro del directorio RESULT. Hacedlo en una sola orden y desde el directorio RESULT.</text:p>
        </text:list-item>
      </text:list>
      <text:p text:style-name="P26">cp -r /home/c<text:span text:style-name="T24">arlos</text:span>/C/*.* <text:s/>/home/c<text:span text:style-name="T24">arlos</text:span>/PRINCIP/RESULT/</text:p>
      <text:p text:style-name="P12"/>
      <text:list xml:id="list193229101063233" text:continue-numbering="true" text:style-name="WW8Num1">
        <text:list-item>
          <text:p text:style-name="P8">Visualizar por pantalla el contenido del fichero TEXTO.BAK del directorio RESULT.</text:p>
        </text:list-item>
      </text:list>
      <text:p text:style-name="P29"><text:span text:style-name="T3">c</text:span><text:span text:style-name="T4">at /home/ca</text:span><text:span text:style-name="T5">rlos</text:span><text:span text:style-name="T4">/PRINCIP/RESULT/TEXTO.</text:span><text:span text:style-name="T5">BAK</text:span></text:p>
      <text:p text:style-name="P12"/>
      <text:list xml:id="list193229074287247" text:continue-numbering="true" text:style-name="WW8Num1">
        <text:list-item>
          <text:p text:style-name="P8">Mover el fichero TEXTO.BAK del directorio RESULT al directorio DATOS_DAT con el nombre TEXTO5.BAK.</text:p>
        </text:list-item>
      </text:list>
      <text:p text:style-name="P23">mv /<text:span text:style-name="T26">home/carlos/</text:span>PRINCIP/RESULT/TEXTO.<text:span text:style-name="T26">BAK</text:span> /home/<text:span text:style-name="T26">carlos</text:span>/DATOS_DAT/</text:p>
      <text:p text:style-name="P10"/>
      <text:list xml:id="list193229513315391" text:continue-numbering="true" text:style-name="WW8Num1">
        <text:list-item>
          <text:p text:style-name="P8">Borrar todos los archivos del directorio PROGRAMA cuya primera letra en la extensión sea B.</text:p>
        </text:list-item>
      </text:list>
      <text:p text:style-name="P34">rm -<text:span text:style-name="T26">r -f ..</text:span>/PROGRAMA/*.<text:span text:style-name="T26">B</text:span>??</text:p>
      <text:p text:style-name="P12"/>
      <text:list xml:id="list193229943519903" text:continue-numbering="true" text:style-name="WW8Num1">
        <text:list-item>
          <text:p text:style-name="P8">Borrar, desde el directorio PROGRAMA, todo el directorio RESULT.</text:p>
        </text:list-item>
      </text:list>
      <text:p text:style-name="P36">rm -<text:span text:style-name="T26">f -r</text:span> /home/c<text:span text:style-name="T26">arlos</text:span>/PRINCIP/RESULT/</text:p>
      <text:p text:style-name="P12"/>
      <text:list xml:id="list193228659203077" text:continue-numbering="true" text:style-name="WW8Num1">
        <text:list-item>
          <text:p text:style-name="P8">Crear, desde el directorio PROGRAMA la siguiente ruta en una sola orden: <text:span text:style-name="T10">/home/lliurex/practica1/teoria/notas/ </text:span>o<text:span text:style-name="T10"> <text:s/></text:span><text:s/>~/<text:span text:style-name="T10">practica1/teoria/notas</text:span>/</text:p>
        </text:list-item>
      </text:list>
      <text:p text:style-name="P35">mkdir -p /home/c<text:span text:style-name="T26">arlos</text:span>/practica1/teoria/notas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8T18:47:29.665000000</meta:creation-date>
    <dc:date>2022-05-28T19:31:30.716000000</dc:date>
    <meta:editing-duration>PT33M50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63" meta:word-count="444" meta:character-count="3215" meta:non-whitespace-character-count="2815"/>
  </office:meta>
</office:document-meta>
</file>